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language="fr" fo:country="FR" fo:font-weight="bold" style:font-weight-asian="bold" style:font-weight-complex="bold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language="fr" fo:country="FR"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text-properties fo:language="fr" fo:country="FR"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language="fr" fo:country="FR"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language="fr" fo:country="F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9">STRUCTURE DES MESSAGES : <text:s/>(int) </text:span><text:span text:style-name="T3">type</text:span><text:span text:style-name="T9"> (entre </text:span><text:span text:style-name="T8">0</text:span><text:span text:style-name="T9"> et </text:span><text:span text:style-name="T8">6</text:span><text:span text:style-name="T9"> ) + reste du message</text:span></text:p>
      <text:p text:style-name="P2"><text:span text:style-name="T9"><text:tab/></text:span><text:span text:style-name="T6">Légende :</text:span></text:p>
      <text:p text:style-name="P2"><text:span text:style-name="T9">(type de la variable) nom de la variable </text:span></text:p>
      <text:p text:style-name="P2"><text:span text:style-name="T9">« + » fait référence à la concaténation</text:span></text:p>
      <text:p text:style-name="P2"><text:span text:style-name="T8">*</text:span><text:span text:style-name="T9">string</text:span><text:span text:style-name="T8">* </text:span><text:span text:style-name="T9">veut dire une liste sous forme de string avec un séparateur à définir ultérieurement</text:span></text:p>
      <text:p text:style-name="P2"><text:span text:style-name="T9"/></text:p>
      <text:p text:style-name="P2"><text:span text:style-name="T9"/></text:p>
      <text:p text:style-name="Text_20_body"><text:span text:style-name="T10">0 </text:span><text:span text:style-name="T9">: </text:span><text:span text:style-name="T10"><text:s/>0 + </text:span><text:span text:style-name="T9">(bool) </text:span><text:span text:style-name="T3">type0</text:span><text:span text:style-name="T9"> + (int) </text:span><text:span text:style-name="T3">id_joueur</text:span></text:p>
      <text:p text:style-name="Text_20_body"><text:span text:style-name="T9"><text:tab/>avec : <text:tab/> </text:span><text:span text:style-name="T3">type0</text:span><text:span text:style-name="T9"> = 1 <text:s/>si </text:span><text:span text:style-name="T10">0c </text:span><text:span text:style-name="T9">(connexion)</text:span><text:span text:style-name="T10"> </text:span><text:span text:style-name="T9"> :<text:tab/> <text:s/></text:span><text:span text:style-name="T10">0 + </text:span><text:span text:style-name="T9">1 + (int) </text:span><text:span text:style-name="T3">id_joueur</text:span></text:p>
      <text:p text:style-name="Text_20_body"><text:span text:style-name="T9"><text:tab/><text:tab/></text:span><text:span text:style-name="T10"> </text:span><text:span text:style-name="T3">type0</text:span><text:span text:style-name="T9"> = 0 si </text:span><text:span text:style-name="T10">0d </text:span><text:span text:style-name="T9">(déconnexion) : <text:tab/> <text:s/></text:span><text:span text:style-name="T10">0 + </text:span><text:span text:style-name="T9">0 + (int) </text:span><text:span text:style-name="T3">id_joueur</text:span></text:p>
      <text:p text:style-name="Text_20_body"><text:span text:style-name="T9"><text:tab/><text:tab/></text:span><text:span text:style-name="T3">id_joueur</text:span><text:span text:style-name="T9"> = 0 si id inconnu (lorsque le </text:span><text:span text:style-name="T7">client</text:span><text:span text:style-name="T9"> contacte le </text:span><text:span text:style-name="T7">superviseur</text:span><text:span text:style-name="T9"> pour la première fois), puis l'objet </text:span><text:span text:style-name="T7">transfert</text:span><text:span text:style-name="T9"> du serveur remplacera ce 0 par l'id qu'il choisi lorsqu'il transmet à </text:span><text:span text:style-name="T7">superviseur</text:span></text:p>
      <text:p text:style-name="P2">1<text:span text:style-name="T15">: </text:span>1 + <text:span text:style-name="T15">(bool) </text:span><text:span text:style-name="T4">typeP1</text:span><text:span text:style-name="T11"> + (bool) </text:span><text:span text:style-name="T4">typeP2 + </text:span><text:span text:style-name="T11">(int) </text:span><text:span text:style-name="T4">id_joueur</text:span><text:span text:style-name="T11"> </text:span></text:p>
      <text:p text:style-name="P2"><text:span text:style-name="T11"><text:tab/>avec :</text:span></text:p>
      <text:p text:style-name="P2"><text:span text:style-name="T11"><text:tab/><text:tab/></text:span><text:span text:style-name="T4">id_joueur</text:span><text:span text:style-name="T11"> = 0 si envoyé par le serveur suite à une erreur( exemple : fin de partie parcequ'un joueur a été déconnecté), sinon </text:span><text:span text:style-name="T4">id_joueur</text:span><text:span text:style-name="T11"> du joueur qui demande le début, la fin de partie , qui acquiese à la demande ( de début ou de fin) ou qui la refuse, même si c'est le </text:span><text:span text:style-name="T7">superviseur</text:span><text:span text:style-name="T9"> qui retransmet cette information au second </text:span><text:span text:style-name="T7">client</text:span><text:span text:style-name="T9"> .</text:span></text:p>
      <text:p text:style-name="P2"><text:span text:style-name="T9"><text:tab/><text:tab/>(comme 2 booléens permettent de faire 4 options :)</text:span></text:p>
      <text:p text:style-name="P2"><text:span text:style-name="T9"><text:tab/><text:tab/><text:tab/></text:span><text:span text:style-name="T3">typeP1</text:span><text:span text:style-name="T9"> = 0 et </text:span><text:span text:style-name="T3">typeP2</text:span><text:span text:style-name="T9"> = 0 <text:s/>si </text:span><text:span text:style-name="T8">1d</text:span><text:span text:style-name="T9"> (début) : <text:tab/></text:span><text:span text:style-name="T8">1</text:span><text:span text:style-name="T9"> + 0+0+ (int) </text:span><text:span text:style-name="T3">id_joueur</text:span></text:p>
      <text:p text:style-name="P2"><text:span text:style-name="T9"><text:tab/><text:tab/><text:tab/></text:span><text:span text:style-name="T3">typeP1</text:span><text:span text:style-name="T9"> = 0 et </text:span><text:span text:style-name="T3">typeP2</text:span><text:span text:style-name="T9"> = 1 <text:s/>si </text:span><text:span text:style-name="T8">1f</text:span><text:span text:style-name="T9"> (fin) : <text:tab/></text:span><text:span text:style-name="T8">1</text:span><text:span text:style-name="T9"> + 0+1+ (int) </text:span><text:span text:style-name="T3">id_joueur</text:span></text:p>
      <text:p text:style-name="P2"><text:tab/><text:tab/><text:tab/><text:span text:style-name="T3">typeP1</text:span><text:span text:style-name="T9"> = 1 et </text:span><text:span text:style-name="T3">typeP2</text:span><text:span text:style-name="T9"> = 0 <text:s/>si </text:span><text:span text:style-name="T8">1o</text:span><text:span text:style-name="T9"> (OK) : <text:tab/></text:span><text:span text:style-name="T8">1</text:span><text:span text:style-name="T9"> + 1+0+ (int) </text:span><text:span text:style-name="T3">id_joueur</text:span></text:p>
      <text:p text:style-name="P2"><text:span text:style-name="T9"><text:tab/><text:tab/><text:tab/></text:span><text:span text:style-name="T3">typeP1</text:span><text:span text:style-name="T9"> = 1 et </text:span><text:span text:style-name="T3">typeP2</text:span><text:span text:style-name="T9"> = 1 <text:s/>si </text:span><text:span text:style-name="T8">1n</text:span><text:span text:style-name="T9"> (NOK) : <text:tab/></text:span><text:span text:style-name="T8">1</text:span><text:span text:style-name="T9"> + 1+1+ (int) </text:span><text:span text:style-name="T3">id_joueur</text:span></text:p>
      <text:p text:style-name="P2"><text:span text:style-name="T3"/></text:p>
      <text:p text:style-name="P6"><text:span text:style-name="T13">2</text:span><text:span text:style-name="T14">: </text:span><text:span text:style-name="T13">2</text:span><text:span text:style-name="T14">+(int) </text:span><text:span text:style-name="T3">numero_coup_attendu</text:span><text:span text:style-name="T14"> + (*string*) </text:span><text:span text:style-name="T3">liste_possibilites</text:span></text:p>
      <text:p text:style-name="P6"><text:span text:style-name="T13">2p </text:span><text:span text:style-name="T14">et </text:span><text:span text:style-name="T13">2a</text:span><text:span text:style-name="T14"> ont exactement même format avec les </text:span><text:span text:style-name="T3">liste_possibilites= liste_personnages_possibles</text:span><text:span text:style-name="T14"> ou </text:span><text:span text:style-name="T3">liste_actions_possibles</text:span></text:p>
      <text:p text:style-name="P6"><text:span text:style-name="T3"/></text:p>
      <text:p text:style-name="P6"><text:span text:style-name="T13">3a</text:span><text:span text:style-name="T14">: </text:span><text:span text:style-name="T13">3</text:span><text:span text:style-name="T14">+(bool) </text:span><text:span text:style-name="T3">id_joueur</text:span><text:span text:style-name="T14"> + (int) </text:span><text:span text:style-name="T3">numero_coup_joue</text:span><text:span text:style-name="T14"> +(string)</text:span><text:span text:style-name="T3">action</text:span></text:p>
      <text:p text:style-name="P6"><text:span text:style-name="T13">3p</text:span><text:span text:style-name="T14">: </text:span><text:span text:style-name="T13">3</text:span><text:span text:style-name="T14">+(bool) </text:span><text:span text:style-name="T3">id_joueur</text:span><text:span text:style-name="T14"> +(string)</text:span><text:span text:style-name="T3">personnage choisi</text:span></text:p>
      <text:p text:style-name="P6"><text:span text:style-name="T9"/></text:p>
      <text:p text:style-name="P6"><text:span text:style-name="T13">4</text:span><text:span text:style-name="T14">: </text:span><text:span text:style-name="T13">4</text:span><text:span text:style-name="T14">+(int) </text:span><text:span text:style-name="T3">numero_coup_joue</text:span><text:span text:style-name="T14"> + (*string*) </text:span><text:span text:style-name="T3">etat_des_persos</text:span></text:p>
      <text:p text:style-name="P6"><text:span text:style-name="T9"/></text:p>
      <text:p text:style-name="P6"><text:span text:style-name="T13">5</text:span><text:span text:style-name="T14">: </text:span><text:span text:style-name="T13">5</text:span><text:span text:style-name="T14">+(bool) </text:span><text:span text:style-name="T3">type_1 +</text:span><text:span text:style-name="T14">(bool) </text:span><text:span text:style-name="T3">type_2 + </text:span><text:span text:style-name="T14">options</text:span></text:p>
      <text:p text:style-name="P6"><text:span text:style-name="T13"><text:tab/>5d </text:span><text:span text:style-name="T14">(début): <text:tab/>5+0+0</text:span></text:p>
      <text:p text:style-name="P6"><text:span text:style-name="T13"><text:tab/>5f </text:span><text:span text:style-name="T14">(fin) : <text:tab/></text:span><text:span text:style-name="T13">5</text:span><text:span text:style-name="T14"> +0+1+(string) </text:span><text:span text:style-name="T3">gagnant</text:span></text:p>
      <text:p text:style-name="P6"><text:span text:style-name="T14"><text:tab/></text:span><text:span text:style-name="T13">5c </text:span><text:span text:style-name="T14">(coup) : <text:tab/></text:span><text:span text:style-name="T13">5</text:span><text:span text:style-name="T14"> +0+1+(string) </text:span><text:span text:style-name="T3">coup_joue</text:span></text:p>
      <text:p text:style-name="P6"><text:span text:style-name="T13">6</text:span><text:span text:style-name="T14">: </text:span><text:span text:style-name="T13">6</text:span><text:span text:style-name="T14">+(*string*) </text:span><text:span text:style-name="T3">liste</text:span></text:p>
      <text:p text:style-name="P6"><text:span text:style-name="T14"/></text:p>
      <text:p text:style-name="P6"><text:span text:style-name="T3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5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01T12:44:23.62</meta:creation-date>
    <dc:date>2016-03-01T20:58:04.54</dc:date>
    <meta:editing-duration>PT8H13M1S</meta:editing-duration>
    <meta:editing-cycles>31</meta:editing-cycles>
    <meta:generator>OpenOffice/4.1.2$Win32 OpenOffice.org_project/412m3$Build-9782</meta:generator>
    <meta:document-statistic meta:table-count="0" meta:image-count="0" meta:object-count="0" meta:page-count="2" meta:paragraph-count="27" meta:word-count="328" meta:character-count="1851"/>
  </office:meta>
</office:document-meta>
</file>